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subtitle">
      <style:graphic-properties draw:fill-color="#ffffff" fo:min-height="17.685cm"/>
    </style:style>
    <style:style style:name="pr5" style:family="presentation" style:parent-style-name="Default-notes">
      <style:graphic-properties draw:fill-color="#ffffff" fo:min-height="12.32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layer="layout" svg:width="25.199cm" svg:height="17.685cm" svg:x="1.4cm" svg:y="0.962cm" presentation:class="subtitle">
          <draw:text-box>
            <text:p>Stable version:</text:p>
            <text:p>1) New release from SC solutions. </text:p>
            <text:p>2) Backup infrastructure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4" draw:layer="layout" svg:width="25.199cm" svg:height="17.685cm" svg:x="1.4cm" svg:y="0.962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tul </meta:initial-creator>
    <meta:creation-date>2011-05-16T17:41:19</meta:creation-date>
    <meta:editing-duration>PT00H02M20S</meta:editing-duration>
    <meta:editing-cycles>2</meta:editing-cycles>
    <dc:date>2011-05-16T17:43:31</dc:date>
    <dc:creator>Atul </dc:creator>
    <meta:document-statistic meta:object-count="31"/>
    <meta:generator>OpenOffice.org/3.2$Linux OpenOffice.org_project/320m19$Build-9505</meta:generator>
  </office:meta>
</office:document-meta>
</file>